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ff" svg:stroke-opacity="50%" draw:opacity="50%" draw:textarea-horizontal-align="justify" draw:textarea-vertical-align="middle" draw:auto-grow-height="false" fo:min-height="2.036cm" fo:min-width="1.78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4.322cm" fo:min-width="1.78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color="#6666ff" svg:stroke-opacity="50%" draw:fill-color="#ff0000" draw:opacity="50%" draw:textarea-horizontal-align="justify" draw:textarea-vertical-align="middle" draw:auto-grow-height="false" fo:min-height="2.036cm" fo:min-width="1.78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style:paragraph-properties fo:line-height="150%" fo:text-align="center"/>
      <style:text-properties fo:font-size="14pt"/>
    </style:style>
    <style:style style:name="P4" style:family="paragraph">
      <loext:graphic-properties draw:fill="none"/>
      <style:paragraph-properties fo:line-height="150%" fo:text-align="center"/>
      <style:text-properties fo:font-size="1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0000" draw:opacity="5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-33% 58%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286cm" svg:height="2.286cm" svg:x="4.556cm" svg:y="7.604cm">
            <text:p text:style-name="P1">A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286cm" svg:height="2.286cm" svg:x="7.604cm" svg:y="7.604cm">
            <text:p text:style-name="P1">A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286cm" svg:height="2.286cm" svg:x="13.954cm" svg:y="7.604cm">
            <text:p text:style-name="P1">A<text:span text:style-name="T1">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286cm" svg:height="4.572cm" svg:x="4.556cm" svg:y="2.524cm">
            <text:p text:style-name="P3">S<text:span text:style-name="T1">11</text:span></text:p>
            <text:p text:style-name="P3">S<text:span text:style-name="T1">12</text:span></text:p>
            <text:p text:style-name="P3">…</text:p>
            <text:p text:style-name="P3">S<text:span text:style-name="T1">1p</text:span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286cm" svg:height="4.572cm" svg:x="7.604cm" svg:y="2.524cm">
            <text:p text:style-name="P3">S<text:span text:style-name="T1">21</text:span></text:p>
            <text:p text:style-name="P3">S<text:span text:style-name="T1">22</text:span></text:p>
            <text:p text:style-name="P3">…</text:p>
            <text:p text:style-name="P3">S<text:span text:style-name="T1">2p</text:span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286cm" svg:height="4.572cm" svg:x="13.954cm" svg:y="2.524cm">
            <text:p text:style-name="P3">S<text:span text:style-name="T1">n1</text:span></text:p>
            <text:p text:style-name="P3">S<text:span text:style-name="T1">n2</text:span></text:p>
            <text:p text:style-name="P3">…</text:p>
            <text:p text:style-name="P3">S<text:span text:style-name="T1">np</text:span><text:span text:style-name="T2">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54cm" svg:height="0.962cm" svg:x="11.414cm" svg:y="8.166cm">
            <draw:text-box>
              <text:p>...</text:p>
            </draw:text-box>
          </draw:frame>
          <draw:custom-shape draw:style-name="gr4" draw:text-style-name="P6" draw:layer="layout" svg:width="2.286cm" svg:height="2.286cm" svg:x="9.382cm" svg:y="13.954cm">
            <text:p text:style-name="P1">C</text:p>
            <draw:enhanced-geometry svg:viewBox="0 0 21600 21600" draw:type="rectangle" draw:enhanced-path="M 0 0 L 21600 0 21600 21600 0 21600 0 0 Z N"/>
          </draw:custom-shape>
          <draw:line draw:style-name="gr5" draw:text-style-name="P7" draw:layer="layout" svg:x1="5.826cm" svg:y1="9.89cm" svg:x2="9.382cm" svg:y2="13.954cm">
            <text:p/>
          </draw:line>
          <draw:line draw:style-name="gr5" draw:text-style-name="P7" draw:layer="layout" svg:x1="8.874cm" svg:y1="9.89cm" svg:x2="9.89cm" svg:y2="13.954cm">
            <text:p/>
          </draw:line>
          <draw:line draw:style-name="gr5" draw:text-style-name="P7" draw:layer="layout" svg:x1="15.224cm" svg:y1="9.89cm" svg:x2="11.668cm" svg:y2="13.95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10:53:40.445418996</meta:creation-date>
    <dc:date>2017-10-16T10:54:28.716549851</dc:date>
    <meta:editing-duration>PT49S</meta:editing-duration>
    <meta:editing-cycles>1</meta:editing-cycles>
    <meta:generator>LibreOffice/5.1.6.2$Linux_X86_64 LibreOffice_project/10m0$Build-2</meta:generator>
    <meta:document-statistic meta:object-count="12"/>
  </office:meta>
</office:document-meta>
</file>